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9.487cm" fo:min-width="14.316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.655cm" fo:min-width="3.31cm" fo:padding-top="0.166cm" fo:padding-bottom="0.166cm" fo:padding-left="0.291cm" fo:padding-right="0.291cm" draw:shadow="hidden" loext:glow-transparency="1%" loext:softedge-radius="0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575cm" fo:min-width="2.913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575cm" fo:min-width="4.183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45cm" fo:min-width="2.359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35cm" svg:stroke-color="#1c1c1c" draw:marker-start="Arrowheads_20_4" draw:marker-start-width="0.352cm" draw:marker-end="Arrowheads_20_4" draw:marker-end-width="0.3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width="0.053cm" svg:stroke-color="#000000" draw:marker-start="Arrowheads_20_4" draw:marker-start-width="0.279cm" draw:marker-end="" draw:marker-end-width="0.279cm" svg:stroke-linecap="butt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Long_20_Dash" svg:stroke-width="0.053cm" svg:stroke-color="#000000" draw:marker-start-width="0.279cm" draw:marker-end="Arrowheads_20_4" draw:marker-end-width="0.379cm" svg:stroke-linecap="butt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/>
      <style:paragraph-properties fo:margin-top="0cm" fo:margin-bottom="0cm"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2cm" svg:height="9.843cm" svg:x="2.27cm" svg:y="5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9cm" svg:height="0.962cm" svg:x="11.795cm" svg:y="5.118cm">
          <draw:text-box>
            <text:p>Docker-compose</text:p>
          </draw:text-box>
        </draw:frame>
        <draw:custom-shape draw:style-name="gr3" draw:text-style-name="P4" draw:layer="layout" svg:width="3.81cm" svg:height="1.905cm" svg:x="3.845cm" svg:y="7.35cm">
          <text:p text:style-name="P3">Image Mang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93cm" svg:height="1.905cm" svg:x="12.747cm" svg:y="7.35cm">
          <text:p text:style-name="P5">Image Storag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63cm" svg:height="1.905cm" svg:x="11.477cm" svg:y="11.477cm">
          <text:p text:style-name="P5">Image Classific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58cm" svg:height="1.27cm" svg:x="4.062cm" svg:y="11.477cm">
          <text:p text:style-name="P5"><text:span text:style-name="T1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5" draw:layer="layout" svg:x1="5.445cm" svg:y1="9.255cm" svg:x2="5.445cm" svg:y2="11.477cm">
          <text:p/>
        </draw:line>
        <draw:line draw:style-name="gr7" draw:text-style-name="P5" draw:layer="layout" svg:x1="7.667cm" svg:y1="8.302cm" svg:x2="12.747cm" svg:y2="8.302cm">
          <text:p/>
        </draw:line>
        <draw:frame draw:style-name="gr8" draw:text-style-name="P2" draw:layer="layout" svg:width="4.763cm" svg:height="1.27cm" svg:x="7.884cm" svg:y="7.767cm">
          <draw:text-box>
            <text:p><text:span text:style-name="T2">Synchronous Connection </text:span></text:p>
            <text:p><text:span text:style-name="T2">using RESTfull API</text:span></text:p>
          </draw:text-box>
        </draw:frame>
        <draw:frame draw:style-name="gr8" draw:text-style-name="P2" draw:layer="layout" svg:width="3.176cm" svg:height="1.27cm" svg:x="3.857cm" svg:y="12.747cm">
          <draw:text-box>
            <text:p><text:span text:style-name="T2">Image Meta data database</text:span></text:p>
          </draw:text-box>
        </draw:frame>
        <draw:line draw:style-name="gr9" draw:text-style-name="P1" draw:layer="layout" svg:x1="6.715cm" svg:y1="9.255cm" svg:x2="6.715cm" svg:y2="10.207cm">
          <text:p/>
        </draw:line>
        <draw:line draw:style-name="gr10" draw:text-style-name="P1" draw:layer="layout" svg:x1="6.715cm" svg:y1="10.207cm" svg:x2="14.017cm" svg:y2="10.207cm">
          <text:p/>
        </draw:line>
        <draw:line draw:style-name="gr11" draw:text-style-name="P1" draw:layer="layout" svg:x1="14.017cm" svg:y1="10.207cm" svg:x2="14.017cm" svg:y2="11.477cm">
          <text:p/>
        </draw:line>
        <draw:frame draw:style-name="gr12" draw:text-style-name="P2" draw:layer="layout" svg:width="5.398cm" svg:height="1.484cm" svg:x="7.667cm" svg:y="10.207cm">
          <draw:text-box>
            <text:p><text:span text:style-name="T2">Asynchronous Connection </text:span></text:p>
            <text:p><text:span text:style-name="T2">using RabbitMQ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2:54:55.657013221</meta:creation-date>
    <dc:date>2022-11-10T13:58:50.621784426</dc:date>
    <meta:editing-duration>PT2M16S</meta:editing-duration>
    <meta:editing-cycles>1</meta:editing-cycles>
    <meta:document-statistic meta:object-count="14"/>
    <meta:generator>LibreOffice/7.3.6.2$Linux_X86_64 LibreOffice_project/30$Build-2</meta:generator>
  </office:meta>
</office:document-meta>
</file>